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DejaVuSans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local</text:p>
          </table:table-cell>
          <table:table-cell office:value-type="float" office:value="51.324">
            <text:p>51,32</text:p>
          </table:table-cell>
          <table:table-cell office:value-type="float" office:value="51.336">
            <text:p>51,34</text:p>
          </table:table-cell>
          <table:table-cell office:value-type="float" office:value="51.378">
            <text:p>51,38</text:p>
          </table:table-cell>
          <table:table-cell office:value-type="float" office:value="51.372">
            <text:p>51,37</text:p>
          </table:table-cell>
          <table:table-cell office:value-type="float" office:value="51.449">
            <text:p>51,45</text:p>
          </table:table-cell>
          <table:table-cell office:value-type="float" office:value="51.278">
            <text:p>51,28</text:p>
          </table:table-cell>
          <table:table-cell office:value-type="float" office:value="51.39">
            <text:p>51,39</text:p>
          </table:table-cell>
          <table:table-cell office:value-type="float" office:value="51.421">
            <text:p>51,42</text:p>
          </table:table-cell>
          <table:table-cell office:value-type="float" office:value="51.379">
            <text:p>51,38</text:p>
          </table:table-cell>
          <table:table-cell office:value-type="float" office:value="51.318">
            <text:p>51,32</text:p>
          </table:table-cell>
          <table:table-cell/>
          <table:table-cell table:style-name="ce1" table:formula="oooc:=AVERAGE([.B1:.I1])" office:value-type="float" office:value="51.3685">
            <text:p>51,37</text:p>
          </table:table-cell>
        </table:table-row>
        <table:table-row table:style-name="ro1">
          <table:table-cell office:value-type="string">
            <text:p>migration</text:p>
          </table:table-cell>
          <table:table-cell office:value-type="float" office:value="61.062">
            <text:p>61,06</text:p>
          </table:table-cell>
          <table:table-cell office:value-type="float" office:value="61.032">
            <text:p>61,03</text:p>
          </table:table-cell>
          <table:table-cell office:value-type="float" office:value="59.442">
            <text:p>59,44</text:p>
          </table:table-cell>
          <table:table-cell office:value-type="float" office:value="60.596">
            <text:p>60,6</text:p>
          </table:table-cell>
          <table:table-cell office:value-type="float" office:value="60.532">
            <text:p>60,53</text:p>
          </table:table-cell>
          <table:table-cell office:value-type="float" office:value="60.619">
            <text:p>60,62</text:p>
          </table:table-cell>
          <table:table-cell office:value-type="float" office:value="60.702">
            <text:p>60,7</text:p>
          </table:table-cell>
          <table:table-cell office:value-type="float" office:value="60.332">
            <text:p>60,33</text:p>
          </table:table-cell>
          <table:table-cell office:value-type="float" office:value="60.267">
            <text:p>60,27</text:p>
          </table:table-cell>
          <table:table-cell office:value-type="float" office:value="60.443">
            <text:p>60,44</text:p>
          </table:table-cell>
          <table:table-cell/>
          <table:table-cell table:formula="oooc:=AVERAGE([.B2:.K2])" office:value-type="float" office:value="60.5027">
            <text:p>60,5</text:p>
          </table:table-cell>
        </table:table-row>
        <table:table-row table:style-name="ro1">
          <table:table-cell office:value-type="string">
            <text:p>délai</text:p>
          </table:table-cell>
          <table:table-cell table:formula="oooc:=([.B2]-[.B1])" office:value-type="float" office:value="9.738">
            <text:p>9,74</text:p>
          </table:table-cell>
          <table:table-cell table:formula="oooc:=([.C2]-[.C1])" office:value-type="float" office:value="9.696">
            <text:p>9,7</text:p>
          </table:table-cell>
          <table:table-cell table:formula="oooc:=([.D2]-[.D1])" office:value-type="float" office:value="8.064">
            <text:p>8,06</text:p>
          </table:table-cell>
          <table:table-cell table:formula="oooc:=([.E2]-[.E1])" office:value-type="float" office:value="9.224">
            <text:p>9,22</text:p>
          </table:table-cell>
          <table:table-cell table:formula="oooc:=([.F2]-[.F1])" office:value-type="float" office:value="9.083">
            <text:p>9,08</text:p>
          </table:table-cell>
          <table:table-cell table:formula="oooc:=([.G2]-[.G1])" office:value-type="float" office:value="9.341">
            <text:p>9,34</text:p>
          </table:table-cell>
          <table:table-cell table:formula="oooc:=([.H2]-[.H1])" office:value-type="float" office:value="9.312">
            <text:p>9,31</text:p>
          </table:table-cell>
          <table:table-cell table:formula="oooc:=([.I2]-[.I1])" office:value-type="float" office:value="8.911">
            <text:p>8,91</text:p>
          </table:table-cell>
          <table:table-cell table:formula="oooc:=([.J2]-[.J1])" office:value-type="float" office:value="8.88800000000001">
            <text:p>8,89</text:p>
          </table:table-cell>
          <table:table-cell table:formula="oooc:=([.K2]-[.K1])" office:value-type="float" office:value="9.125">
            <text:p>9,13</text:p>
          </table:table-cell>
          <table:table-cell/>
          <table:table-cell table:formula="oooc:=([.M2]-[.M1])" office:value-type="float" office:value="9.1342">
            <text:p>9,13</text:p>
          </table:table-cell>
        </table:table-row>
        <table:table-row table:style-name="ro1">
          <table:table-cell office:value-type="string">
            <text:p>%</text:p>
          </table:table-cell>
          <table:table-cell table:formula="oooc:=[.B3]/[.B1]" office:value-type="float" office:value="0.189735796118775">
            <text:p>0,19</text:p>
          </table:table-cell>
          <table:table-cell table:formula="oooc:=[.C3]/[.C1]" office:value-type="float" office:value="0.188873305282842">
            <text:p>0,19</text:p>
          </table:table-cell>
          <table:table-cell table:formula="oooc:=[.D3]/[.D1]" office:value-type="float" office:value="0.156954338432792">
            <text:p>0,16</text:p>
          </table:table-cell>
          <table:table-cell table:formula="oooc:=[.E3]/[.E1]" office:value-type="float" office:value="0.179553063925874">
            <text:p>0,18</text:p>
          </table:table-cell>
          <table:table-cell table:formula="oooc:=[.F3]/[.F1]" office:value-type="float" office:value="0.176543761783514">
            <text:p>0,18</text:p>
          </table:table-cell>
          <table:table-cell table:formula="oooc:=[.G3]/[.G1]" office:value-type="float" office:value="0.182163890947385">
            <text:p>0,18</text:p>
          </table:table-cell>
          <table:table-cell table:formula="oooc:=[.H3]/[.H1]" office:value-type="float" office:value="0.181202568593111">
            <text:p>0,18</text:p>
          </table:table-cell>
          <table:table-cell table:formula="oooc:=[.I3]/[.I1]" office:value-type="float" office:value="0.17329495731316">
            <text:p>0,17</text:p>
          </table:table-cell>
          <table:table-cell table:formula="oooc:=[.J3]/[.J1]" office:value-type="float" office:value="0.172988964362872">
            <text:p>0,17</text:p>
          </table:table-cell>
          <table:table-cell table:formula="oooc:=[.K3]/[.K1]" office:value-type="float" office:value="0.177812853189914">
            <text:p>0,18</text:p>
          </table:table-cell>
          <table:table-cell/>
          <table:table-cell table:formula="oooc:=[.M3]/[.M1]" office:value-type="float" office:value="0.177817144748241">
            <text:p>0,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1.324">
            <text:p>51,32</text:p>
          </table:table-cell>
          <table:table-cell office:value-type="float" office:value="51.336">
            <text:p>51,34</text:p>
          </table:table-cell>
          <table:table-cell office:value-type="float" office:value="51.378">
            <text:p>51,38</text:p>
          </table:table-cell>
          <table:table-cell table:formula="oooc:=AVERAGE([.B6:.D6])" office:value-type="float" office:value="51.346">
            <text:p>51,35</text:p>
          </table:table-cell>
          <table:table-cell office:value-type="float" office:value="61.062">
            <text:p>61,06</text:p>
          </table:table-cell>
          <table:table-cell office:value-type="float" office:value="61.032">
            <text:p>61,03</text:p>
          </table:table-cell>
          <table:table-cell office:value-type="float" office:value="59.442">
            <text:p>59,44</text:p>
          </table:table-cell>
          <table:table-cell table:formula="oooc:=AVERAGE([.F6:.H6])" office:value-type="float" office:value="60.512">
            <text:p>60,51</text:p>
          </table:table-cell>
          <table:table-cell/>
          <table:table-cell table:formula="oooc:=[.I6]-[.E6]" office:value-type="float" office:value="9.166">
            <text:p>9,1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.494">
            <text:p>68,49</text:p>
          </table:table-cell>
          <table:table-cell office:value-type="float" office:value="68.592">
            <text:p>68,59</text:p>
          </table:table-cell>
          <table:table-cell office:value-type="float" office:value="68.55">
            <text:p>68,55</text:p>
          </table:table-cell>
          <table:table-cell table:formula="oooc:=AVERAGE([.B7:.D7])" office:value-type="float" office:value="68.5453333333333">
            <text:p>68,55</text:p>
          </table:table-cell>
          <table:table-cell office:value-type="float" office:value="77.474">
            <text:p>77,47</text:p>
          </table:table-cell>
          <table:table-cell office:value-type="float" office:value="77.37">
            <text:p>77,37</text:p>
          </table:table-cell>
          <table:table-cell office:value-type="float" office:value="78.153">
            <text:p>78,15</text:p>
          </table:table-cell>
          <table:table-cell table:formula="oooc:=AVERAGE([.F7:.H7])" office:value-type="float" office:value="77.6656666666667">
            <text:p>77,67</text:p>
          </table:table-cell>
          <table:table-cell/>
          <table:table-cell table:formula="oooc:=[.I7]-[.E7]" office:value-type="float" office:value="9.12033333333335">
            <text:p>9,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.737">
            <text:p>85,74</text:p>
          </table:table-cell>
          <table:table-cell office:value-type="float" office:value="85.725">
            <text:p>85,73</text:p>
          </table:table-cell>
          <table:table-cell office:value-type="float" office:value="85.737">
            <text:p>85,74</text:p>
          </table:table-cell>
          <table:table-cell table:formula="oooc:=AVERAGE([.B8:.D8])" office:value-type="float" office:value="85.733">
            <text:p>85,73</text:p>
          </table:table-cell>
          <table:table-cell office:value-type="float" office:value="94.4">
            <text:p>94,4</text:p>
          </table:table-cell>
          <table:table-cell office:value-type="float" office:value="94.88">
            <text:p>94,88</text:p>
          </table:table-cell>
          <table:table-cell office:value-type="float" office:value="94.079">
            <text:p>94,08</text:p>
          </table:table-cell>
          <table:table-cell table:formula="oooc:=AVERAGE([.F8:.H8])" office:value-type="float" office:value="94.453">
            <text:p>94,45</text:p>
          </table:table-cell>
          <table:table-cell/>
          <table:table-cell table:formula="oooc:=[.I8]-[.E8]" office:value-type="float" office:value="8.72000000000001">
            <text:p>8,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2.516">
            <text:p>102,52</text:p>
          </table:table-cell>
          <table:table-cell office:value-type="float" office:value="102.669">
            <text:p>102,67</text:p>
          </table:table-cell>
          <table:table-cell office:value-type="float" office:value="102.708">
            <text:p>102,71</text:p>
          </table:table-cell>
          <table:table-cell table:formula="oooc:=AVERAGE([.B9:.D9])" office:value-type="float" office:value="102.631">
            <text:p>102,63</text:p>
          </table:table-cell>
          <table:table-cell office:value-type="float" office:value="111.789">
            <text:p>111,79</text:p>
          </table:table-cell>
          <table:table-cell office:value-type="float" office:value="112.007">
            <text:p>112,01</text:p>
          </table:table-cell>
          <table:table-cell office:value-type="float" office:value="111.792">
            <text:p>111,79</text:p>
          </table:table-cell>
          <table:table-cell table:formula="oooc:=AVERAGE([.F9:.H9])" office:value-type="float" office:value="111.862666666667">
            <text:p>111,86</text:p>
          </table:table-cell>
          <table:table-cell/>
          <table:table-cell table:formula="oooc:=[.I9]-[.E9]" office:value-type="float" office:value="9.23166666666667">
            <text:p>9,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table:formula="oooc:=AVERAGE([.B10:.D10])" office:value-type="float" office:value="0">
            <text:p>#DIV/0!</text:p>
          </table:table-cell>
          <table:table-cell table:number-columns-repeated="3"/>
          <table:table-cell table:formula="oooc:=AVERAGE([.F10:.H10])" office:value-type="float" office:value="0">
            <text:p>#DIV/0!</text:p>
          </table:table-cell>
          <table:table-cell/>
          <table:table-cell table:formula="oooc:=[.I10]-[.E10]" office:value-type="float" office:value="0">
            <text:p>#DIV/0!</text:p>
          </table:table-cell>
          <table:table-cell table:number-columns-repeated="2"/>
        </table:table-row>
      </table:table>
      <table:table table:name="Feuille2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>
            <draw:frame table:end-cell-address="Feuille2.H24" table:end-x="1.652cm" table:end-y="0.025cm" draw:z-index="0" draw:style-name="gr1" svg:width="17.457cm" svg:height="12.836cm" svg:x="0.001cm" svg:y="0.001cm">
              <draw:object draw:notify-on-update-of-ranges="Feuille1.A1:Feuille1.A1 Feuille1.A1:Feuille1.K1 Feuille1.A2:Feuille1.K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Feuille2.P24" table:end-x="1.406cm" table:end-y="0.188cm" draw:z-index="1" draw:style-name="gr1" svg:width="17.568cm" svg:height="12.414cm" svg:x="1.903cm" svg:y="0.029cm">
              <draw:object draw:notify-on-update-of-ranges="Feuille1.A4:Feuille1.A4 Feuille1.A4:Feuille1.K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2">
          <table:table-cell table:number-columns-repeated="8"/>
        </table:table-row>
        <table:table-row table:style-name="ro1">
          <table:table-cell/>
          <table:table-cell>
            <draw:frame table:end-cell-address="Feuille2.J67" table:end-x="0.907cm" table:end-y="0.158cm" draw:z-index="2" draw:style-name="gr1" svg:width="17.568cm" svg:height="12.414cm" svg:x="1.404cm" svg:y="0cm">
              <draw:object draw:notify-on-update-of-ranges="Feuille1.A4:Feuille1.A4 Feuille1.K6:Feuille1.K9 Feuille1.A6:Feuille1.A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6">26/02/2008</text:date>, <text:time>20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19T10:34:58</meta:creation-date>
    <dc:creator>adminxen</dc:creator>
    <dc:date>2008-02-26T20:33:42</dc:date>
    <meta:editing-cycles>13</meta:editing-cycles>
    <meta:editing-duration>PT3H52M5S</meta:editing-duration>
    <meta:user-defined meta:name="Info 1"/>
    <meta:user-defined meta:name="Info 2"/>
    <meta:user-defined meta:name="Info 3"/>
    <meta:user-defined meta:name="Info 4"/>
    <meta:document-statistic meta:table-count="3" meta:cell-count="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2873916625977pt" style:font-size-asian="12.2873916625977pt" style:font-size-complex="12.2873916625977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mean-value="true" chart:error-upper-indicator="true" chart:error-lower-indicator="true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458cm" svg:height="12.837cm" chart:class="chart:scatter" chart:style-name="ch1">
        <chart:legend chart:legend-position="end" svg:x="14.132cm" svg:y="5.756cm" chart:style-name="ch2"/>
        <chart:plot-area chart:style-name="ch3" table:cell-range-address="Feuille1.A1:Feuille1.K2" svg:x="0.347cm" svg:y="0.256cm" svg:width="13.434cm" svg:height="12.06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K1" chart:label-cell-address="Feuille1.A1:Feuille1.A1" chart:class="chart:scatter">
            <chart:mean-value chart:style-name="ch7"/>
            <chart:data-point chart:repeated="11"/>
          </chart:series>
          <chart:series chart:style-name="ch8" chart:values-cell-range-address="Feuille1.A2:Feuille1.K2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local</text:p>
              </table:table-cell>
              <table:table-cell office:value-type="float" office:value="1.#NAN">
                <text:p>1.#NAN</text:p>
              </table:table-cell>
              <table:table-cell office:value-type="float" office:value="51.324">
                <text:p>51.324</text:p>
              </table:table-cell>
              <table:table-cell office:value-type="float" office:value="51.336">
                <text:p>51.336</text:p>
              </table:table-cell>
              <table:table-cell office:value-type="float" office:value="51.378">
                <text:p>51.378</text:p>
              </table:table-cell>
              <table:table-cell office:value-type="float" office:value="51.372">
                <text:p>51.372</text:p>
              </table:table-cell>
              <table:table-cell office:value-type="float" office:value="51.449">
                <text:p>51.449</text:p>
              </table:table-cell>
              <table:table-cell office:value-type="float" office:value="51.278">
                <text:p>51.278</text:p>
              </table:table-cell>
              <table:table-cell office:value-type="float" office:value="51.39">
                <text:p>51.39</text:p>
              </table:table-cell>
              <table:table-cell office:value-type="float" office:value="51.421">
                <text:p>51.421</text:p>
              </table:table-cell>
              <table:table-cell office:value-type="float" office:value="51.379">
                <text:p>51.379</text:p>
              </table:table-cell>
              <table:table-cell office:value-type="float" office:value="51.318">
                <text:p>51.318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1.#NAN">
                <text:p>1.#NAN</text:p>
              </table:table-cell>
              <table:table-cell office:value-type="float" office:value="61.062">
                <text:p>61.062</text:p>
              </table:table-cell>
              <table:table-cell office:value-type="float" office:value="61.032">
                <text:p>61.032</text:p>
              </table:table-cell>
              <table:table-cell office:value-type="float" office:value="59.442">
                <text:p>59.442</text:p>
              </table:table-cell>
              <table:table-cell office:value-type="float" office:value="60.596">
                <text:p>60.596</text:p>
              </table:table-cell>
              <table:table-cell office:value-type="float" office:value="60.532">
                <text:p>60.532</text:p>
              </table:table-cell>
              <table:table-cell office:value-type="float" office:value="60.619">
                <text:p>60.619</text:p>
              </table:table-cell>
              <table:table-cell office:value-type="float" office:value="60.702">
                <text:p>60.702</text:p>
              </table:table-cell>
              <table:table-cell office:value-type="float" office:value="60.332">
                <text:p>60.332</text:p>
              </table:table-cell>
              <table:table-cell office:value-type="float" office:value="60.267">
                <text:p>60.267</text:p>
              </table:table-cell>
              <table:table-cell office:value-type="float" office:value="60.443">
                <text:p>60.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3655166625977pt" style:font-size-asian="12.3655166625977pt" style:font-size-complex="12.3655166625977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569cm" svg:height="12.415cm" chart:class="chart:scatter" chart:style-name="ch1">
        <chart:legend chart:legend-position="end" svg:x="14.223cm" svg:y="5.567cm" chart:style-name="ch2"/>
        <chart:plot-area chart:style-name="ch3" table:cell-range-address="Feuille1.A4:Feuille1.K4" chart:data-source-has-labels="column" svg:x="0.348cm" svg:y="0.245cm" svg:width="13.52cm" svg:height="11.6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4:Feuille1.K4" chart:label-cell-address="Feuille1.A4:Feuille1.A4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%</text:p>
              </table:table-cell>
              <table:table-cell office:value-type="float" office:value="1.#NAN">
                <text:p>1.#NAN</text:p>
              </table:table-cell>
              <table:table-cell office:value-type="float" office:value="0.189735796118775">
                <text:p>0.189735796118775</text:p>
              </table:table-cell>
              <table:table-cell office:value-type="float" office:value="0.188873305282842">
                <text:p>0.188873305282842</text:p>
              </table:table-cell>
              <table:table-cell office:value-type="float" office:value="0.156954338432792">
                <text:p>0.156954338432792</text:p>
              </table:table-cell>
              <table:table-cell office:value-type="float" office:value="0.179553063925874">
                <text:p>0.179553063925874</text:p>
              </table:table-cell>
              <table:table-cell office:value-type="float" office:value="0.176543761783514">
                <text:p>0.176543761783514</text:p>
              </table:table-cell>
              <table:table-cell office:value-type="float" office:value="0.182163890947385">
                <text:p>0.182163890947385</text:p>
              </table:table-cell>
              <table:table-cell office:value-type="float" office:value="0.181202568593111">
                <text:p>0.181202568593111</text:p>
              </table:table-cell>
              <table:table-cell office:value-type="float" office:value="0.17329495731316">
                <text:p>0.17329495731316</text:p>
              </table:table-cell>
              <table:table-cell office:value-type="float" office:value="0.172988964362872">
                <text:p>0.172988964362872</text:p>
              </table:table-cell>
              <table:table-cell office:value-type="float" office:value="0.177812853189914">
                <text:p>0.177812853189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3655166625977pt" style:font-size-asian="12.3655166625977pt" style:font-size-complex="12.365516662597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569cm" svg:height="12.415cm" chart:class="chart:scatter" chart:style-name="ch1">
        <chart:legend chart:legend-position="end" svg:x="14.223cm" svg:y="5.567cm" chart:style-name="ch2"/>
        <chart:plot-area chart:style-name="ch3" table:cell-range-address="Feuille1.A6:Feuille1.A9 Feuille1.A4:Feuille1.A4 Feuille1.K6:Feuille1.K9" chart:data-source-has-labels="row" svg:x="0.347cm" svg:y="0.245cm" svg:width="13.52cm" svg:height="11.6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K6:Feuille1.K9" chart:label-cell-address="Feuille1.A4:Feuille1.A4" chart:class="chart:scatter">
            <chart:domain table:cell-range-address="Feuille1.A6:Feuille1.A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</table:table-cell>
              <table:table-cell office:value-type="float" office:value="30">
                <text:p>30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40">
                <text:p>40</text:p>
              </table:table-cell>
              <table:table-cell office:value-type="float" office:value="9.12033333333335">
                <text:p>9.1203333333333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50">
                <text:p>50</text:p>
              </table:table-cell>
              <table:table-cell office:value-type="float" office:value="8.72000000000001">
                <text:p>8.72000000000001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60">
                <text:p>60</text:p>
              </table:table-cell>
              <table:table-cell office:value-type="float" office:value="9.23166666666667">
                <text:p>9.231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